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202cm"/>
    </style:style>
    <style:style style:name="co3" style:family="table-column">
      <style:table-column-properties fo:break-before="auto" style:column-width="4.512cm"/>
    </style:style>
    <style:style style:name="co4" style:family="table-column">
      <style:table-column-properties fo:break-before="auto" style:column-width="4.20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ce2" style:family="table-cell" style:parent-style-name="Default" style:data-style-name="N0"/>
    <style:style style:name="ce3" style:family="table-cell" style:parent-style-name="Default" style:data-style-name="N109"/>
    <style:style style:name="ce4" style:family="table-cell" style:parent-style-name="Default" style:data-style-name="N110"/>
    <style:style style:name="ce5" style:family="table-cell" style:parent-style-name="Default" style:data-style-name="N114"/>
    <style:style style:name="ce6" style:family="table-cell" style:parent-style-name="Default" style:data-style-name="N113"/>
    <style:style style:name="ce7" style:family="table-cell" style:parent-style-name="Default" style:data-style-name="N117"/>
    <style:style style:name="ce8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>
        <table:shapes>
          <draw:frame draw:z-index="0" draw:style-name="gr1" draw:text-style-name="P1" svg:width="28.432cm" svg:height="9.004cm" svg:x="2.504cm" svg:y="19.178cm">
            <draw:object draw:notify-on-update-of-ranges="Arkusz1.A1:Arkusz1.A1 Arkusz1.A2:Arkusz1.A41 Arkusz1.C1:Arkusz1.C1 Arkusz1.C2:Arkusz1.C41 Arkusz1.D1:Arkusz1.D1 Arkusz1.D2:Arkusz1.D41 Arkusz1.E1:Arkusz1.E1 Arkusz1.E2:Arkusz1.E41 Arkusz1.F1:Arkusz1.F1 Arkusz1.F2:Arkusz1.F41 Arkusz1.G1:Arkusz1.G1 Arkusz1.G2:Arkusz1.G41 Arkusz1.B1:Arkusz1.B1 Arkusz1.B2:Arkusz1.B4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ce3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x0 = 1 c = -2</text:p>
          </table:table-cell>
          <table:table-cell office:value-type="string" calcext:value-type="string">
            <text:p>x0 = 2 c = -2</text:p>
          </table:table-cell>
          <table:table-cell table:style-name="Default" office:value-type="string" calcext:value-type="string">
            <text:p>x0 = 1,99999999999999 c = -2</text:p>
          </table:table-cell>
          <table:table-cell office:value-type="string" calcext:value-type="string">
            <text:p>x0 = 1 c = -1</text:p>
          </table:table-cell>
          <table:table-cell office:value-type="string" calcext:value-type="string">
            <text:p>x0 = -1 c = -1</text:p>
          </table:table-cell>
          <table:table-cell office:value-type="string" calcext:value-type="string">
            <text:p>x0 = 0,75 c = -1</text:p>
          </table:table-cell>
          <table:table-cell office:value-type="string" calcext:value-type="string">
            <text:p>x0 = 0,25 c = -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.99999999999996" calcext:value-type="float">
            <text:p>1,99999999999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375" calcext:value-type="float">
            <text:p>-0,4375</text:p>
          </table:table-cell>
          <table:table-cell office:value-type="float" office:value="-0.9375" calcext:value-type="float">
            <text:p>-0,9375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.99999999999984" calcext:value-type="float">
            <text:p>1,9999999999998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80859375" calcext:value-type="float">
            <text:p>-0,80859375</text:p>
          </table:table-cell>
          <table:table-cell office:value-type="float" office:value="-0.12109375" calcext:value-type="float">
            <text:p>-0,12109375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.99999999999936" calcext:value-type="float">
            <text:p>1,9999999999993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-0.346176147460937" calcext:value-type="float">
            <text:p>-0,346176147460937</text:p>
          </table:table-cell>
          <table:table-cell table:style-name="ce4" office:value-type="float" office:value="-0.985336303710938" calcext:value-type="float">
            <text:p>-0,985336303710938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.99999999999744" calcext:value-type="float">
            <text:p>1,99999999999744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4" office:value-type="float" office:value="-0.880162074929103" calcext:value-type="float">
            <text:p>-0,880162074929103</text:p>
          </table:table-cell>
          <table:table-cell table:style-name="ce5" office:value-type="float" office:value="-0.0291123685892671" calcext:value-type="float">
            <text:p>-0,029112368589267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.99999999998977" calcext:value-type="float">
            <text:p>1,9999999999897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-0.225314721856496" calcext:value-type="float">
            <text:p>-0,225314721856496</text:p>
          </table:table-cell>
          <table:table-cell table:style-name="ce4" office:value-type="float" office:value="-0.999152469995122" calcext:value-type="float">
            <text:p>-0,999152469995122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.99999999995907" calcext:value-type="float">
            <text:p>1,99999999995907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3" office:value-type="float" office:value="-0.94923327611473" calcext:value-type="float">
            <text:p>-0,94923327611473</text:p>
          </table:table-cell>
          <table:table-cell table:style-name="ce5" office:value-type="float" office:value="-0.0016943417026456" calcext:value-type="float">
            <text:p>-0,0016943417026456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.99999999983629" calcext:value-type="float">
            <text:p>1,9999999998362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-0.0989561875164966" calcext:value-type="float">
            <text:p>-0,0989561875164966</text:p>
          </table:table-cell>
          <table:table-cell table:style-name="ce4" office:value-type="float" office:value="-0.999997129206195" calcext:value-type="float">
            <text:p>-0,999997129206195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.99999999934516" calcext:value-type="float">
            <text:p>1,99999999934516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6" office:value-type="float" office:value="-0.9902076729522" calcext:value-type="float">
            <text:p>-0,9902076729522</text:p>
          </table:table-cell>
          <table:table-cell table:style-name="ce8" office:value-type="float" office:value="-0.00000574157936927833" calcext:value-type="float">
            <text:p>-5,74E-006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.99999999738066" calcext:value-type="float">
            <text:p>1,9999999973806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-0.0194887644265891" calcext:value-type="float">
            <text:p>-0,0194887644265891</text:p>
          </table:table-cell>
          <table:table-cell table:style-name="ce4" office:value-type="float" office:value="-0.999999999967034" calcext:value-type="float">
            <text:p>-0,999999999967034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.99999998952262" calcext:value-type="float">
            <text:p>1,99999998952262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4" office:value-type="float" office:value="-0.999620188061125" calcext:value-type="float">
            <text:p>-0,999620188061125</text:p>
          </table:table-cell>
          <table:table-cell table:style-name="ce8" office:value-type="float" office:value="-0.0000000000659314824957846" calcext:value-type="float">
            <text:p>-6,59E-01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.99999995809048" calcext:value-type="float">
            <text:p>1,9999999580904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-0.000759479620641157" calcext:value-type="float">
            <text:p>-0,00075947962064115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.99999983236194" calcext:value-type="float">
            <text:p>1,99999983236194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4" office:value-type="float" office:value="-0.999999423190706" calcext:value-type="float">
            <text:p>-0,9999994231907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.99999932944778" calcext:value-type="float">
            <text:p>1,9999993294477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-0.00000115361825570037" calcext:value-type="float">
            <text:p>-1,15E-00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.99999731779158" calcext:value-type="float">
            <text:p>1,99999731779158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999999999998669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.99998927117349" calcext:value-type="float">
            <text:p>1,9999892711734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-0.00000000000266164867923635" calcext:value-type="float">
            <text:p>-2,66E-01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.99995708480908" calcext:value-type="float">
            <text:p>1,99995708480908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.99982834107804" calcext:value-type="float">
            <text:p>1,999828341078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.99931339377896" calcext:value-type="float">
            <text:p>1,99931339377896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.99725404654395" calcext:value-type="float">
            <text:p>1,997254046543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.98902372643618" calcext:value-type="float">
            <text:p>1,98902372643618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.95621538432605" calcext:value-type="float">
            <text:p>1,956215384326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.82677862987391" calcext:value-type="float">
            <text:p>1,8267786298739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.337120162564" calcext:value-type="float">
            <text:p>1,33712016256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0.212109670864823" calcext:value-type="float">
            <text:p>-0,21210967086482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-1.95500948752562" calcext:value-type="float">
            <text:p>-1,955009487525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.82206209631517" calcext:value-type="float">
            <text:p>1,82206209631517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.31991028282844" calcext:value-type="float">
            <text:p>1,319910282828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0.25783684528374" calcext:value-type="float">
            <text:p>-0,25783684528374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-1.93352016121413" calcext:value-type="float">
            <text:p>-1,933520161214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.73850021382151" calcext:value-type="float">
            <text:p>1,7385002138215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.02238299345744" calcext:value-type="float">
            <text:p>1,022382993457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0.954733014689006" calcext:value-type="float">
            <text:p>-0,9547330146890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-1.08848487066284" calcext:value-type="float">
            <text:p>-1,088484870662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0.815200686338098" calcext:value-type="float">
            <text:p>-0,8152006863381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-1.33544784099389" calcext:value-type="float">
            <text:p>-1,335447840993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0.216579063984746" calcext:value-type="float">
            <text:p>-0,21657906398475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-1.95309350904349" calcext:value-type="float">
            <text:p>-1,953093509043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.81457425506782" calcext:value-type="float">
            <text:p>1,81457425506782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.29267972715492" calcext:value-type="float">
            <text:p>1,292679727154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0.32897912300267" calcext:value-type="float">
            <text:p>-0,32897912300267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20" number:min-integer-digits="1"/>
    </number:number-style>
    <number:number-style style:name="N108">
      <number:number number:decimal-places="10" number:min-integer-digits="1"/>
    </number:number-style>
    <number:number-style style:name="N109">
      <number:number number:decimal-places="14" number:min-integer-digits="1"/>
    </number:number-style>
    <number:number-style style:name="N110">
      <number:number number:decimal-places="15" number:min-integer-digits="1"/>
    </number:number-style>
    <number:number-style style:name="N111">
      <number:number number:decimal-places="11" number:min-integer-digits="1"/>
    </number:number-style>
    <number:number-style style:name="N112">
      <number:number number:decimal-places="12" number:min-integer-digits="1"/>
    </number:number-style>
    <number:number-style style:name="N113">
      <number:number number:decimal-places="13" number:min-integer-digits="1"/>
    </number:number-style>
    <number:number-style style:name="N114">
      <number:number number:decimal-places="16" number:min-integer-digits="1"/>
    </number:number-style>
    <number:number-style style:name="N115">
      <number:number number:decimal-places="17" number:min-integer-digits="1"/>
    </number:number-style>
    <number:number-style style:name="N116">
      <number:number number:decimal-places="9" number:min-integer-digits="1"/>
    </number:number-style>
    <number:number-style style:name="N117">
      <number:number number:decimal-places="18" number:min-integer-digits="1"/>
    </number:number-style>
    <number:number-style style:name="N118">
      <number:number number:decimal-places="19" number:min-integer-digits="1"/>
    </number:number-style>
    <number:number-style style:name="N119">
      <number:number number:decimal-places="1" number:min-integer-digits="1"/>
    </number:number-style>
    <number:number-style style:name="N120">
      <number:number number:decimal-places="3" number:min-integer-digits="1"/>
    </number:number-style>
    <number:number-style style:name="N121">
      <number:number number:decimal-places="4" number:min-integer-digits="1"/>
    </number:number-style>
    <number:number-style style:name="N122">
      <number:number number:decimal-places="5" number:min-integer-digits="1"/>
    </number:number-style>
    <number:number-style style:name="N123">
      <number:number number:decimal-places="6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8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2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2T17:33:26.822600629</meta:creation-date>
    <dc:date>2016-11-12T17:55:49.446505095</dc:date>
    <meta:editing-duration>PT7M2S</meta:editing-duration>
    <meta:editing-cycles>1</meta:editing-cycles>
    <meta:document-statistic meta:table-count="1" meta:cell-count="287" meta:object-count="1"/>
    <meta:generator>LibreOffice/4.3.3.2$Linux_X86_64 LibreOffice_project/43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2" chart:maximum="2" chart:origin="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8.433cm" svg:height="9.005cm" xlink:href=".." xlink:type="simple" chart:class="chart:line" chart:column-mapping="0 2 3 4 5 6 1" chart:style-name="ch1">
        <chart:legend chart:legend-position="end" svg:x="22.406cm" svg:y="2.709cm" style:legend-expansion="high" chart:style-name="ch2"/>
        <chart:plot-area chart:style-name="ch3" table:cell-range-address="Arkusz1.A1:Arkusz1.G41" chart:data-source-has-labels="row" svg:x="0.568cm" svg:y="0.18cm" svg:width="21.27cm" svg:height="8.645cm">
          <chartooo:coordinate-region svg:x="1.401cm" svg:y="0.379cm" svg:width="20.437cm" svg:height="8.24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rkusz1.A2:Arkusz1.A41" chart:label-cell-address="Arkusz1.A1:Arkusz1.A1" chart:class="chart:line">
            <chart:data-point chart:repeated="40"/>
          </chart:series>
          <chart:series chart:style-name="ch8" chart:values-cell-range-address="Arkusz1.C2:Arkusz1.C41" chart:label-cell-address="Arkusz1.C1:Arkusz1.C1" chart:class="chart:line">
            <chart:data-point chart:repeated="40"/>
          </chart:series>
          <chart:series chart:style-name="ch9" chart:values-cell-range-address="Arkusz1.D2:Arkusz1.D41" chart:label-cell-address="Arkusz1.D1:Arkusz1.D1" chart:class="chart:line">
            <chart:data-point chart:repeated="40"/>
          </chart:series>
          <chart:series chart:style-name="ch10" chart:values-cell-range-address="Arkusz1.E2:Arkusz1.E41" chart:label-cell-address="Arkusz1.E1:Arkusz1.E1" chart:class="chart:line">
            <chart:data-point chart:repeated="40"/>
          </chart:series>
          <chart:series chart:style-name="ch11" chart:values-cell-range-address="Arkusz1.F2:Arkusz1.F41" chart:label-cell-address="Arkusz1.F1:Arkusz1.F1" chart:class="chart:line">
            <chart:data-point chart:repeated="40"/>
          </chart:series>
          <chart:series chart:style-name="ch12" chart:values-cell-range-address="Arkusz1.G2:Arkusz1.G41" chart:label-cell-address="Arkusz1.G1:Arkusz1.G1" chart:class="chart:line">
            <chart:data-point chart:repeated="40"/>
          </chart:series>
          <chart:series chart:style-name="ch13" chart:values-cell-range-address="Arkusz1.B2:Arkusz1.B41" chart:label-cell-address="Arkusz1.B1:Arkusz1.B1" chart:class="chart:line">
            <chart:data-point chart:repeated="4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0 = 1 c = -2</text:p>
                <draw:g>
                  <svg:desc>Arkusz1.A1:Arkusz1.A1</svg:desc>
                </draw:g>
              </table:table-cell>
              <table:table-cell office:value-type="string">
                <text:p>x0 = 1,99999999999999 c = -2</text:p>
                <draw:g>
                  <svg:desc>Arkusz1.C1:Arkusz1.C1</svg:desc>
                </draw:g>
              </table:table-cell>
              <table:table-cell office:value-type="string">
                <text:p>x0 = 1 c = -1</text:p>
                <draw:g>
                  <svg:desc>Arkusz1.D1:Arkusz1.D1</svg:desc>
                </draw:g>
              </table:table-cell>
              <table:table-cell office:value-type="string">
                <text:p>x0 = -1 c = -1</text:p>
                <draw:g>
                  <svg:desc>Arkusz1.E1:Arkusz1.E1</svg:desc>
                </draw:g>
              </table:table-cell>
              <table:table-cell office:value-type="string">
                <text:p>x0 = 0,75 c = -1</text:p>
                <draw:g>
                  <svg:desc>Arkusz1.F1:Arkusz1.F1</svg:desc>
                </draw:g>
              </table:table-cell>
              <table:table-cell office:value-type="string">
                <text:p>x0 = 0,25 c = -1</text:p>
                <draw:g>
                  <svg:desc>Arkusz1.G1:Arkusz1.G1</svg:desc>
                </draw:g>
              </table:table-cell>
              <table:table-cell office:value-type="string">
                <text:p>x0 = 2 c = -2</text:p>
                <draw:g>
                  <svg:desc>Arkusz1.B1:Arkusz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Arkusz1.A2:Arkusz1.A41</svg:desc>
                </draw:g>
              </table:table-cell>
              <table:table-cell office:value-type="float" office:value="1.99999999999996">
                <text:p>1.99999999999996</text:p>
                <draw:g>
                  <svg:desc>Arkusz1.C2:Arkusz1.C41</svg:desc>
                </draw:g>
              </table:table-cell>
              <table:table-cell office:value-type="float" office:value="0">
                <text:p>0</text:p>
                <draw:g>
                  <svg:desc>Arkusz1.D2:Arkusz1.D41</svg:desc>
                </draw:g>
              </table:table-cell>
              <table:table-cell office:value-type="float" office:value="0">
                <text:p>0</text:p>
                <draw:g>
                  <svg:desc>Arkusz1.E2:Arkusz1.E41</svg:desc>
                </draw:g>
              </table:table-cell>
              <table:table-cell office:value-type="float" office:value="-0.4375">
                <text:p>-0.4375</text:p>
                <draw:g>
                  <svg:desc>Arkusz1.F2:Arkusz1.F41</svg:desc>
                </draw:g>
              </table:table-cell>
              <table:table-cell office:value-type="float" office:value="-0.9375">
                <text:p>-0.9375</text:p>
                <draw:g>
                  <svg:desc>Arkusz1.G2:Arkusz1.G41</svg:desc>
                </draw:g>
              </table:table-cell>
              <table:table-cell office:value-type="float" office:value="2">
                <text:p>2</text:p>
                <draw:g>
                  <svg:desc>Arkusz1.B2:Arkusz1.B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1.99999999999984">
                <text:p>1.99999999999984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0.80859375">
                <text:p>-0.80859375</text:p>
              </table:table-cell>
              <table:table-cell office:value-type="float" office:value="-0.12109375">
                <text:p>-0.121093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">
                <text:p>-1</text:p>
              </table:table-cell>
              <table:table-cell office:value-type="float" office:value="1.99999999999936">
                <text:p>1.999999999999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346176147460937">
                <text:p>-0.346176147460937</text:p>
              </table:table-cell>
              <table:table-cell office:value-type="float" office:value="-0.985336303710938">
                <text:p>-0.9853363037109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">
                <text:p>-1</text:p>
              </table:table-cell>
              <table:table-cell office:value-type="float" office:value="1.99999999999744">
                <text:p>1.99999999999744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0.880162074929103">
                <text:p>-0.880162074929103</text:p>
              </table:table-cell>
              <table:table-cell office:value-type="float" office:value="-0.0291123685892671">
                <text:p>-0.02911236858926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">
                <text:p>-1</text:p>
              </table:table-cell>
              <table:table-cell office:value-type="float" office:value="1.99999999998977">
                <text:p>1.999999999989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225314721856496">
                <text:p>-0.225314721856496</text:p>
              </table:table-cell>
              <table:table-cell office:value-type="float" office:value="-0.999152469995122">
                <text:p>-0.9991524699951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">
                <text:p>-1</text:p>
              </table:table-cell>
              <table:table-cell office:value-type="float" office:value="1.99999999995907">
                <text:p>1.99999999995907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0.94923327611473">
                <text:p>-0.94923327611473</text:p>
              </table:table-cell>
              <table:table-cell office:value-type="float" office:value="-0.0016943417026456">
                <text:p>-0.00169434170264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">
                <text:p>-1</text:p>
              </table:table-cell>
              <table:table-cell office:value-type="float" office:value="1.99999999983629">
                <text:p>1.999999999836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989561875164966">
                <text:p>-0.0989561875164966</text:p>
              </table:table-cell>
              <table:table-cell office:value-type="float" office:value="-0.999997129206195">
                <text:p>-0.9999971292061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">
                <text:p>-1</text:p>
              </table:table-cell>
              <table:table-cell office:value-type="float" office:value="1.99999999934516">
                <text:p>1.99999999934516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0.9902076729522">
                <text:p>-0.9902076729522</text:p>
              </table:table-cell>
              <table:table-cell office:value-type="float" office:value="-0.00000574157936927833">
                <text:p>-0.000005741579369278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">
                <text:p>-1</text:p>
              </table:table-cell>
              <table:table-cell office:value-type="float" office:value="1.99999999738066">
                <text:p>1.999999997380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194887644265891">
                <text:p>-0.0194887644265891</text:p>
              </table:table-cell>
              <table:table-cell office:value-type="float" office:value="-0.999999999967034">
                <text:p>-0.9999999999670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">
                <text:p>-1</text:p>
              </table:table-cell>
              <table:table-cell office:value-type="float" office:value="1.99999998952262">
                <text:p>1.99999998952262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0.999620188061125">
                <text:p>-0.999620188061125</text:p>
              </table:table-cell>
              <table:table-cell office:value-type="float" office:value="-0.0000000000659314824957846">
                <text:p>-0.00000000006593148249578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">
                <text:p>-1</text:p>
              </table:table-cell>
              <table:table-cell office:value-type="float" office:value="1.99999995809048">
                <text:p>1.999999958090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00759479620641157">
                <text:p>-0.000759479620641157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">
                <text:p>-1</text:p>
              </table:table-cell>
              <table:table-cell office:value-type="float" office:value="1.99999983236194">
                <text:p>1.99999983236194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0.999999423190706">
                <text:p>-0.99999942319070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">
                <text:p>-1</text:p>
              </table:table-cell>
              <table:table-cell office:value-type="float" office:value="1.99999932944778">
                <text:p>1.999999329447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0000115361825570037">
                <text:p>-0.00000115361825570037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">
                <text:p>-1</text:p>
              </table:table-cell>
              <table:table-cell office:value-type="float" office:value="1.99999731779158">
                <text:p>1.99999731779158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0.999999999998669">
                <text:p>-0.99999999999866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">
                <text:p>-1</text:p>
              </table:table-cell>
              <table:table-cell office:value-type="float" office:value="1.99998927117349">
                <text:p>1.999989271173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0000000000266164867923635">
                <text:p>-0.00000000000266164867923635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">
                <text:p>-1</text:p>
              </table:table-cell>
              <table:table-cell office:value-type="float" office:value="1.99995708480908">
                <text:p>1.99995708480908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">
                <text:p>-1</text:p>
              </table:table-cell>
              <table:table-cell office:value-type="float" office:value="1.99982834107804">
                <text:p>1.999828341078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">
                <text:p>-1</text:p>
              </table:table-cell>
              <table:table-cell office:value-type="float" office:value="1.99931339377896">
                <text:p>1.99931339377896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">
                <text:p>-1</text:p>
              </table:table-cell>
              <table:table-cell office:value-type="float" office:value="1.99725404654395">
                <text:p>1.997254046543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">
                <text:p>-1</text:p>
              </table:table-cell>
              <table:table-cell office:value-type="float" office:value="1.98902372643618">
                <text:p>1.98902372643618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">
                <text:p>-1</text:p>
              </table:table-cell>
              <table:table-cell office:value-type="float" office:value="1.95621538432605">
                <text:p>1.956215384326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">
                <text:p>-1</text:p>
              </table:table-cell>
              <table:table-cell office:value-type="float" office:value="1.82677862987391">
                <text:p>1.8267786298739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">
                <text:p>-1</text:p>
              </table:table-cell>
              <table:table-cell office:value-type="float" office:value="1.337120162564">
                <text:p>1.3371201625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">
                <text:p>-1</text:p>
              </table:table-cell>
              <table:table-cell office:value-type="float" office:value="-0.212109670864823">
                <text:p>-0.212109670864823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">
                <text:p>-1</text:p>
              </table:table-cell>
              <table:table-cell office:value-type="float" office:value="-1.95500948752562">
                <text:p>-1.955009487525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">
                <text:p>-1</text:p>
              </table:table-cell>
              <table:table-cell office:value-type="float" office:value="1.82206209631517">
                <text:p>1.82206209631517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">
                <text:p>-1</text:p>
              </table:table-cell>
              <table:table-cell office:value-type="float" office:value="1.31991028282844">
                <text:p>1.319910282828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">
                <text:p>-1</text:p>
              </table:table-cell>
              <table:table-cell office:value-type="float" office:value="-0.25783684528374">
                <text:p>-0.25783684528374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">
                <text:p>-1</text:p>
              </table:table-cell>
              <table:table-cell office:value-type="float" office:value="-1.93352016121413">
                <text:p>-1.933520161214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">
                <text:p>-1</text:p>
              </table:table-cell>
              <table:table-cell office:value-type="float" office:value="1.73850021382151">
                <text:p>1.7385002138215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">
                <text:p>-1</text:p>
              </table:table-cell>
              <table:table-cell office:value-type="float" office:value="1.02238299345744">
                <text:p>1.022382993457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">
                <text:p>-1</text:p>
              </table:table-cell>
              <table:table-cell office:value-type="float" office:value="-0.954733014689006">
                <text:p>-0.954733014689006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">
                <text:p>-1</text:p>
              </table:table-cell>
              <table:table-cell office:value-type="float" office:value="-1.08848487066284">
                <text:p>-1.088484870662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">
                <text:p>-1</text:p>
              </table:table-cell>
              <table:table-cell office:value-type="float" office:value="-0.815200686338098">
                <text:p>-0.815200686338098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">
                <text:p>-1</text:p>
              </table:table-cell>
              <table:table-cell office:value-type="float" office:value="-1.33544784099389">
                <text:p>-1.335447840993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">
                <text:p>-1</text:p>
              </table:table-cell>
              <table:table-cell office:value-type="float" office:value="-0.216579063984746">
                <text:p>-0.216579063984746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">
                <text:p>-1</text:p>
              </table:table-cell>
              <table:table-cell office:value-type="float" office:value="-1.95309350904349">
                <text:p>-1.953093509043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">
                <text:p>-1</text:p>
              </table:table-cell>
              <table:table-cell office:value-type="float" office:value="1.81457425506782">
                <text:p>1.81457425506782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">
                <text:p>-1</text:p>
              </table:table-cell>
              <table:table-cell office:value-type="float" office:value="1.29267972715492">
                <text:p>1.292679727154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">
                <text:p>-1</text:p>
              </table:table-cell>
              <table:table-cell office:value-type="float" office:value="-0.32897912300267">
                <text:p>-0.32897912300267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